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LM Roman 10" svg:font-family="'LM Roman 10'" style:font-family-generic="roman" style:font-pitch="variable"/>
    <style:font-face style:name="LM Roman 12" svg:font-family="'LM Roman 12'"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in" fo:margin-bottom="0in" loext:contextual-spacing="false" fo:line-height="100%"/>
      <style:text-properties style:font-name="LM Roman 12" style:font-name-complex="Times New Roman"/>
    </style:style>
    <style:style style:name="P2" style:family="paragraph" style:parent-style-name="Standard">
      <style:paragraph-properties fo:margin-top="0in" fo:margin-bottom="0in" loext:contextual-spacing="false" fo:line-height="100%"/>
      <style:text-properties style:font-name="LM Roman 12" officeooo:paragraph-rsid="001b72be" style:font-name-complex="Times New Roman"/>
    </style:style>
    <style:style style:name="P3" style:family="paragraph" style:parent-style-name="Standard">
      <style:paragraph-properties fo:margin-top="0in" fo:margin-bottom="0in" loext:contextual-spacing="false" fo:line-height="100%"/>
      <style:text-properties style:font-name="LM Roman 12" officeooo:rsid="00161656" officeooo:paragraph-rsid="001b72be" style:font-name-complex="Times New Roman"/>
    </style:style>
    <style:style style:name="P4" style:family="paragraph" style:parent-style-name="Standard">
      <style:paragraph-properties fo:margin-top="0in" fo:margin-bottom="0in" loext:contextual-spacing="false" fo:line-height="100%" fo:text-align="center" style:justify-single-word="false"/>
      <style:text-properties style:font-name="LM Roman 12" fo:font-style="italic" style:font-style-asian="italic" style:font-name-complex="Times New Roman"/>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officeooo:paragraph-rsid="001ad7b1"/>
    </style:style>
    <style:style style:name="P7" style:family="paragraph" style:parent-style-name="Standard">
      <style:paragraph-properties fo:margin-top="0in" fo:margin-bottom="0in" loext:contextual-spacing="false" fo:line-height="100%"/>
      <style:text-properties officeooo:paragraph-rsid="001d223e"/>
    </style:style>
    <style:style style:name="P8" style:family="paragraph" style:parent-style-name="Standard">
      <style:paragraph-properties fo:margin-top="0in" fo:margin-bottom="0in" loext:contextual-spacing="false" fo:line-height="100%" fo:padding-left="0in" fo:padding-right="0in" fo:padding-top="0in" fo:padding-bottom="0.0138in" fo:border-left="none" fo:border-right="none" fo:border-top="none" fo:border-bottom="0.51pt solid #00000a"/>
      <style:text-properties style:font-name="LM Roman 12" fo:font-size="16pt" fo:font-weight="bold" style:font-size-asian="16pt" style:font-weight-asian="bold" style:font-name-complex="Times New Roman" style:font-size-complex="16pt"/>
    </style:style>
    <style:style style:name="P9" style:family="paragraph" style:parent-style-name="Standard">
      <style:paragraph-properties fo:margin-top="0in" fo:margin-bottom="0in" loext:contextual-spacing="false" fo:line-height="100%" fo:padding="0in" fo:border-left="none" fo:border-right="none" fo:border-top="none" fo:border-bottom="0.51pt solid #00000a"/>
      <style:text-properties style:font-name="LM Roman 12" fo:font-size="16pt" fo:font-weight="bold" style:font-size-asian="16pt" style:font-weight-asian="bold" style:font-name-complex="Times New Roman" style:font-size-complex="16pt"/>
    </style:style>
    <style:style style:name="P10" style:family="paragraph" style:parent-style-name="List_20_Paragraph">
      <style:paragraph-properties fo:margin-top="0in" fo:margin-bottom="0in" loext:contextual-spacing="true" fo:line-height="100%"/>
      <style:text-properties style:font-name="LM Roman 10" style:font-name-complex="Times New Roman"/>
    </style:style>
    <style:style style:name="P11" style:family="paragraph" style:parent-style-name="List_20_Paragraph">
      <style:paragraph-properties fo:margin-top="0in" fo:margin-bottom="0in" loext:contextual-spacing="true" fo:line-height="100%"/>
      <style:text-properties style:font-name="LM Roman 12" style:font-name-complex="Times New Roman"/>
    </style:style>
    <style:style style:name="P12" style:family="paragraph" style:parent-style-name="Standard">
      <style:paragraph-properties fo:margin-left="3.5in" fo:margin-right="0in" fo:margin-top="0in" fo:margin-bottom="0in" loext:contextual-spacing="false" fo:line-height="100%" fo:text-indent="0.5in" style:auto-text-indent="false"/>
      <style:text-properties style:font-name="LM Roman 12" fo:font-style="italic" officeooo:paragraph-rsid="001ad7b1" style:font-style-asian="italic" style:font-name-complex="Times New Roman"/>
    </style:style>
    <style:style style:name="P13" style:family="paragraph" style:parent-style-name="Standard" style:master-page-name="Standard">
      <style:paragraph-properties fo:margin-top="0in" fo:margin-bottom="0in" loext:contextual-spacing="false" fo:line-height="100%" style:page-number="auto" fo:padding-left="0in" fo:padding-right="0in" fo:padding-top="0in" fo:padding-bottom="0.0138in" fo:border-left="none" fo:border-right="none" fo:border-top="none" fo:border-bottom="0.51pt solid #00000a"/>
      <style:text-properties style:font-name="LM Roman 12" fo:font-size="24pt" fo:font-weight="bold" style:font-size-asian="24pt" style:font-weight-asian="bold" style:font-name-complex="Times New Roman" style:font-size-complex="24pt"/>
    </style:style>
    <style:style style:name="P14" style:family="paragraph" style:parent-style-name="List_20_Paragraph" style:list-style-name="WWNum1">
      <style:paragraph-properties fo:margin-top="0in" fo:margin-bottom="0in" loext:contextual-spacing="true" fo:line-height="100%"/>
      <style:text-properties style:font-name="LM Roman 12" style:font-name-complex="Times New Roman"/>
    </style:style>
    <style:style style:name="P15" style:family="paragraph" style:parent-style-name="List_20_Paragraph" style:list-style-name="WWNum2">
      <style:paragraph-properties fo:margin-top="0in" fo:margin-bottom="0in" loext:contextual-spacing="true" fo:line-height="100%"/>
      <style:text-properties style:font-name="LM Roman 12" style:font-name-complex="Times New Roman"/>
    </style:style>
    <style:style style:name="P16" style:family="paragraph" style:parent-style-name="List_20_Paragraph" style:list-style-name="WWNum3">
      <style:paragraph-properties fo:margin-top="0in" fo:margin-bottom="0in" loext:contextual-spacing="true" fo:line-height="100%"/>
      <style:text-properties style:font-name="LM Roman 12" style:font-name-complex="Times New Roman"/>
    </style:style>
    <style:style style:name="P17" style:family="paragraph" style:parent-style-name="List_20_Paragraph" style:list-style-name="WWNum5">
      <style:paragraph-properties fo:margin-top="0in" fo:margin-bottom="0in" loext:contextual-spacing="true" fo:line-height="100%"/>
      <style:text-properties style:font-name="LM Roman 12" style:font-name-complex="Times New Roman"/>
    </style:style>
    <style:style style:name="P18" style:family="paragraph" style:parent-style-name="List_20_Paragraph" style:list-style-name="WWNum1">
      <style:paragraph-properties fo:margin-top="0in" fo:margin-bottom="0in" loext:contextual-spacing="true" fo:line-height="100%"/>
    </style:style>
    <style:style style:name="P19" style:family="paragraph" style:parent-style-name="List_20_Paragraph" style:list-style-name="WWNum1">
      <style:paragraph-properties fo:margin-top="0in" fo:margin-bottom="0in" loext:contextual-spacing="true" fo:line-height="100%"/>
      <style:text-properties officeooo:paragraph-rsid="00163a63"/>
    </style:style>
    <style:style style:name="P20" style:family="paragraph" style:parent-style-name="List_20_Paragraph" style:list-style-name="WWNum2">
      <style:paragraph-properties fo:margin-top="0in" fo:margin-bottom="0in" loext:contextual-spacing="true" fo:line-height="100%"/>
    </style:style>
    <style:style style:name="P21" style:family="paragraph" style:parent-style-name="List_20_Paragraph" style:list-style-name="WWNum2">
      <style:paragraph-properties fo:margin-top="0in" fo:margin-bottom="0in" loext:contextual-spacing="true" fo:line-height="100%"/>
      <style:text-properties officeooo:paragraph-rsid="001e4b8f"/>
    </style:style>
    <style:style style:name="P22" style:family="paragraph" style:parent-style-name="List_20_Paragraph" style:list-style-name="WWNum2">
      <style:paragraph-properties fo:margin-top="0in" fo:margin-bottom="0in" loext:contextual-spacing="true" fo:line-height="100%"/>
      <style:text-properties officeooo:paragraph-rsid="0021e169"/>
    </style:style>
    <style:style style:name="P23" style:family="paragraph" style:parent-style-name="List_20_Paragraph" style:list-style-name="WWNum3">
      <style:paragraph-properties fo:margin-top="0in" fo:margin-bottom="0in" loext:contextual-spacing="true" fo:line-height="100%"/>
    </style:style>
    <style:style style:name="P24" style:family="paragraph" style:parent-style-name="List_20_Paragraph" style:list-style-name="WWNum2">
      <style:paragraph-properties fo:margin-top="0in" fo:margin-bottom="0in" loext:contextual-spacing="true" fo:line-height="100%"/>
      <style:text-properties style:font-name="LM Roman 10" style:font-name-complex="Times New Roman"/>
    </style:style>
    <style:style style:name="P25" style:family="paragraph" style:parent-style-name="List_20_Paragraph" style:list-style-name="WWNum2">
      <style:paragraph-properties fo:margin-top="0in" fo:margin-bottom="0in" loext:contextual-spacing="true" fo:line-height="100%"/>
      <style:text-properties style:font-name="LM Roman 10" officeooo:paragraph-rsid="001de139" style:font-name-complex="Times New Roman"/>
    </style:style>
    <style:style style:name="T1" style:family="text">
      <style:text-properties style:font-name="LM Roman 12"/>
    </style:style>
    <style:style style:name="T2" style:family="text">
      <style:text-properties style:font-name="LM Roman 12" style:font-name-complex="Times New Roman"/>
    </style:style>
    <style:style style:name="T3" style:family="text">
      <style:text-properties style:font-name="LM Roman 12" officeooo:rsid="00161656" style:font-name-complex="Times New Roman"/>
    </style:style>
    <style:style style:name="T4" style:family="text">
      <style:text-properties style:font-name="LM Roman 12" officeooo:rsid="001ad7b1" style:font-name-complex="Times New Roman"/>
    </style:style>
    <style:style style:name="T5" style:family="text">
      <style:text-properties style:font-name="LM Roman 12" officeooo:rsid="001de139" style:font-name-complex="Times New Roman"/>
    </style:style>
    <style:style style:name="T6" style:family="text">
      <style:text-properties style:font-name="LM Roman 12" officeooo:rsid="001e4b8f" style:font-name-complex="Times New Roman"/>
    </style:style>
    <style:style style:name="T7" style:family="text">
      <style:text-properties style:font-name="LM Roman 12" officeooo:rsid="0020a085" style:font-name-complex="Times New Roman"/>
    </style:style>
    <style:style style:name="T8" style:family="text">
      <style:text-properties style:font-name="LM Roman 12" officeooo:rsid="0021e169" style:font-name-complex="Times New Roman"/>
    </style:style>
    <style:style style:name="T9" style:family="text">
      <style:text-properties style:font-name="LM Roman 12" fo:font-style="italic" style:font-style-asian="italic" style:font-name-complex="Times New Roman"/>
    </style:style>
    <style:style style:name="T10" style:family="text">
      <style:text-properties style:font-name="LM Roman 12" fo:font-style="italic" officeooo:rsid="001e4b8f" style:font-style-asian="italic" style:font-name-complex="Times New Roman" style:font-style-complex="italic"/>
    </style:style>
    <style:style style:name="T11" style:family="text">
      <style:text-properties style:font-name="LM Roman 12" fo:font-weight="bold" style:font-weight-asian="bold" style:font-name-complex="Times New Roman"/>
    </style:style>
    <style:style style:name="T12" style:family="text">
      <style:text-properties style:font-name="LM Roman 12" style:font-name-complex="Courier New1"/>
    </style:style>
    <style:style style:name="T13" style:family="text">
      <style:text-properties style:font-name="LM Roman 12" fo:font-weight="normal" style:font-weight-asian="normal" style:font-name-complex="Times New Roman" style:font-weight-complex="normal"/>
    </style:style>
    <style:style style:name="T14" style:family="text">
      <style:text-properties style:font-name="LM Roman 12" officeooo:rsid="00172f1a"/>
    </style:style>
    <style:style style:name="T15" style:family="text">
      <style:text-properties style:font-name="LM Roman 10" style:font-name-complex="Times New Roman"/>
    </style:style>
    <style:style style:name="T16" style:family="text">
      <style:text-properties style:text-position="sub 58%" style:font-name="LM Roman 12"/>
    </style:style>
    <style:style style:name="T17" style:family="text">
      <style:text-properties style:text-position="sub 58%" style:font-name="LM Roman 12" style:font-name-complex="Times New Roman"/>
    </style:style>
    <style:style style:name="T18" style:family="text">
      <style:text-properties style:text-position="sub 58%" style:font-name="LM Roman 12" style:font-name-complex="Courier New1"/>
    </style:style>
    <style:style style:name="T19" style:family="text">
      <style:text-properties officeooo:rsid="0016165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eyton D. Murray</text:p>
      <text:section text:style-name="Sect1" text:name="TextSection">
        <text:p text:style-name="P5"><text:span text:style-name="T2">Tel: +1 408 761 9078<text:tab/><text:tab/><text:tab/><text:tab/><text:tab/><text:tab/><text:tab/><text:tab/><text:tab/> <text:s/></text:span><text:a xlink:type="simple" xlink:href="mailto:pdmurray@ucdavis.edu" text:style-name="ListLabel_20_40" text:visited-style-name="ListLabel_20_40"><text:span text:style-name="Internet_20_link"><text:span text:style-name="T2">pdmurray@ucdavis.edu</text:span></text:span></text:a></text:p>
        <text:p text:style-name="P5"><text:span text:style-name="T2"><text:tab/><text:tab/><text:tab/><text:tab/><text:tab/><text:tab/><text:tab/><text:tab/><text:tab/><text:tab/><text:tab/></text:span><text:a xlink:type="simple" xlink:href="http://peytondmurray.github.io/" text:style-name="ListLabel_20_40" text:visited-style-name="ListLabel_20_40"><text:span text:style-name="Internet_20_link"><text:span text:style-name="T2">peytondmurray.github.io</text:span></text:span></text:a><text:span text:style-name="T2"> <text:s/></text:span></text:p>
        <text:p text:style-name="P1"><text:tab/><text:tab/><text:tab/><text:tab/><text:tab/><text:tab/></text:p>
        <text:p text:style-name="P5"><text:span text:style-name="T2">Google Scholar:</text:span> <text:tab/><text:tab/><text:tab/><text:a xlink:type="simple" xlink:href="https://scholar.google.com/citations?user=NXE8TDYAAAAJ&amp;hl=en" text:style-name="ListLabel_20_40" text:visited-style-name="ListLabel_20_40"><text:span text:style-name="Internet_20_link"><text:span text:style-name="T2">https://scholar.google.com/citations?user=NXE8TDYAAAAJ&amp;hl=en</text:span></text:span></text:a></text:p>
      </text:section>
      <text:section text:style-name="Sect1" text:name="Section1">
        <text:p text:style-name="P5"><text:span text:style-name="T2">ORCID:<text:tab/><text:tab/><text:tab/><text:tab/><text:tab/><text:tab/><text:tab/><text:tab/> <text:s/></text:span><text:a xlink:type="simple" xlink:href="https://orcid.org/0000-0003-0389-0611" text:style-name="ListLabel_20_40" text:visited-style-name="ListLabel_20_40"><text:span text:style-name="Internet_20_link"><text:span text:style-name="T2">https://orcid.org/0000-0003-0389-0611</text:span></text:span></text:a></text:p>
      </text:section>
      <text:section text:style-name="Sect1" text:name="Section3">
        <text:p text:style-name="P6"><text:span text:style-name="T4">Github:<text:tab/><text:tab/><text:tab/><text:tab/><text:tab/><text:tab/><text:tab/><text:tab/> <text:s text:c="5"/></text:span><text:a xlink:type="simple" xlink:href="https://github.com/peytondmurray" text:style-name="Internet_20_link" text:visited-style-name="Visited_20_Internet_20_Link"><text:span text:style-name="T4">https://github.com/peytondmurray</text:span></text:a></text:p>
      </text:section>
      <text:section text:style-name="Sect1" text:name="Section4">
        <text:p text:style-name="P1"/>
      </text:section>
      <text:section text:style-name="Sect1" text:name="Section5">
        <text:p text:style-name="P8">Experience</text:p>
        <text:p text:style-name="P3">Postdoctoral Researcher<text:tab/><text:tab/>2018 – present<text:tab/><text:tab/>Tampere University</text:p>
        <text:p text:style-name="P2">Graduate Student Researcher<text:tab/><text:tab/>2012 – <text:span text:style-name="T19">2018</text:span><text:tab/><text:tab/>U.C. Davis Physics Department</text:p>
        <text:p text:style-name="P1">Teaching Assistant<text:tab/><text:tab/><text:tab/>2012 – 2015<text:tab/><text:tab/>U.C. Davis Physics Department</text:p>
        <text:p text:style-name="P2">Junior Researcher <text:tab/><text:tab/><text:tab/>2011 – 2012<text:tab/><text:tab/>Lawrence Berkeley National Lab</text:p>
        <text:p text:style-name="P1"/>
        <text:p text:style-name="P9">Education</text:p>
        <text:p text:style-name="P7"><text:span text:style-name="T2">Ph. D., Physics<text:tab/><text:tab/><text:tab/></text:span><text:span text:style-name="T3">December</text:span><text:span text:style-name="T2"> 2018<text:tab/><text:tab/>University of California, Davis</text:span></text:p>
        <text:p text:style-name="P6"><text:span text:style-name="T2">B. Sc., Physics<text:tab/><text:tab/><text:tab/><text:tab/>May 2011<text:tab/><text:tab/>Saint Mary’s College of California, Moraga,</text:span><text:span text:style-name="T9"> </text:span></text:p>
        <text:p text:style-name="P12">summa cum laude</text:p>
        <text:p text:style-name="P8">Honors and Awards</text:p>
        <text:list xml:id="list977332358" text:style-name="WWNum1">
          <text:list-item>
            <text:p text:style-name="P14">Summer Graduate Student Researcher Award, U.C. Davis, 2016 – 2017</text:p>
          </text:list-item>
        </text:list>
        <text:p text:style-name="P1"/>
        <text:p text:style-name="P8">Technical Skills</text:p>
        <text:list xml:id="list121407903546888" text:continue-numbering="true" text:style-name="WWNum1">
          <text:list-item>
            <text:p text:style-name="P19"><text:span text:style-name="T11">Programming:</text:span><text:span text:style-name="T13"> 10 years of Python and 8 years of C++ experience writing data reduction, visualization, analysis, and instrument control software, including GUI development with Qt (C++) and PyQt (Python). Proficient with Go, CUDA, Mathematica, Matlab, LabView, and LaTeX, as well as revision control software (Git and SVN). Web development experience with Jekyll, HTML, and Markdown.</text:span></text:p>
          </text:list-item>
          <text:list-item>
            <text:p text:style-name="P18"><text:span text:style-name="T11">Characterization: </text:span><text:span text:style-name="T2">Vibrating sample magnetometry (VSM), magneto-optic Kerr effect (MOKE) magnetometry, with particular experience in applications of the First Order Reversal Curves (FORC) method in understanding magnetic interactions and hysteretic behavior. Structural characterization including X-ray diffraction (XRD), reflectivity (XRR), and reciprocal space mapping (RSM). Electrical transport, including Van der Pauw and Hall effect techniques. Imaging using scanning electron microscopy (SEM) and energy dispersive X-ray spectroscopy (EDS).</text:span></text:p>
          </text:list-item>
          <text:list-item>
            <text:p text:style-name="P18"><text:span text:style-name="T11">Fabrication</text:span><text:span text:style-name="T2">: DC/RF magnetron sputtering, e-beam evaporation, nanopatterning by photolithography and lift-off.</text:span></text:p>
          </text:list-item>
          <text:list-item>
            <text:p text:style-name="P18"><text:span text:style-name="T11">Other</text:span><text:span text:style-name="T2">: Familiar with maintenance and repair of VSM, XRD, SEM, MOKE, and high vacuum equipment. Experience with cryogens, high-temperature furnaces, and standard laboratory chemicals.</text:span></text:p>
          </text:list-item>
        </text:list>
        <text:p text:style-name="P10"/>
        <text:p text:style-name="P8">Publications</text:p>
        <text:list xml:id="list3880622443" text:style-name="WWNum2">
          <text:list-item>
            <text:p text:style-name="P25"><text:span text:style-name="T1">P. D. Murray, D. A. Gilbert, A. J. Grutter, B. J. Kirby, D. Hernandez-Maldonado, M. Varela, Z. E. Brubaker, R. V. Chopdekar, V. Taufour, R. Zieve, J. R. Jeffries, E. Arenholz, Y. Takamura, J. Borchers, and K. Liu. “Interfacial-Redox-Induced Tuning of Superconductivity in YBa</text:span><text:span text:style-name="T16">2</text:span><text:span text:style-name="T1">Cu</text:span><text:span text:style-name="T16">3</text:span><text:span text:style-name="T1">O</text:span><text:span text:style-name="T16">7-</text:span><text:span text:style-name="T18">δ</text:span><text:span text:style-name="T1">”, in </text:span><text:span text:style-name="T14">review</text:span><text:span text:style-name="T1">.</text:span></text:p>
          </text:list-item>
          <text:list-item>
            <text:p text:style-name="P24">P. D. Murray, J. Zhang, X. Zhang, and K. Liu, “Electrically Tunable Exchange Bias”, in preparation.</text:p>
            <text:p text:style-name="P15"><text:soft-page-break/></text:p>
          </text:list-item>
          <text:list-item>
            <text:p text:style-name="P15">D. A. Gilbert, P. D. Murray, J. De Rojas, R. K. Dumas, J. E. Davies, and K. Liu. “Building Bridges from FORC to Phase-Resolved Major Loops”, in preparation.</text:p>
          </text:list-item>
          <text:list-item>
            <text:p text:style-name="P21"><text:span text:style-name="T6">A. Skaugen, P. Murray, and L. Laurson. “Analytical computation of the demagnetizing energy of thin film domain walls”, in review. Preprint available: </text:span><text:a xlink:type="simple" xlink:href="https://arxiv.org/abs/1906.07475" text:style-name="Internet_20_link" text:visited-style-name="Visited_20_Internet_20_Link"><text:span text:style-name="T6">https://arxiv.org/abs/1906.07475</text:span></text:a></text:p>
          </text:list-item>
          <text:list-item>
            <text:p text:style-name="P22"><text:span text:style-name="T6">S. </text:span><text:span text:style-name="T8">Karayev</text:span><text:span text:style-name="T6">, P. </text:span><text:span text:style-name="T8">Murray</text:span><text:span text:style-name="T6">, D. </text:span><text:span text:style-name="T8">Khadka</text:span><text:span text:style-name="T6">, T. R. </text:span><text:span text:style-name="T8">Thapaliya</text:span><text:span text:style-name="T6">, K. </text:span><text:span text:style-name="T8">Liu</text:span><text:span text:style-name="T6">, </text:span><text:span text:style-name="T7">and </text:span><text:span text:style-name="T6">S. X. </text:span><text:span text:style-name="T8">Huang,</text:span><text:span text:style-name="T6"> “Interlayer exchange coupling in Pt/Co/Ru and Pt/Co/Ir superlattices”, </text:span><text:span text:style-name="T10">Physical Review Materials</text:span><text:span text:style-name="T6">, 3(4), 041401 <text:s/>(2019). </text:span><text:a xlink:type="simple" xlink:href="https://doi.org/10.1103/PhysRevMaterials.3.041401" text:style-name="Internet_20_link" text:visited-style-name="Visited_20_Internet_20_Link"><text:span text:style-name="T7">https://doi.org/10.1103/PhysRevMaterials.3.041401</text:span></text:a></text:p>
          </text:list-item>
          <text:list-item>
            <text:p text:style-name="P20"><text:span text:style-name="T2">A. Quintana, E. Menéndez, M. O. Liedke, M. Butterling, A. Wagner, V. Sireus, P. Torruella, S. Estradé, F. Peiró, J. Dendooven, C. Detavernier, P. D. Murray, D. A. Gilbert, K. Liu, E. Pellicer, J. Nogués, and J. Sort. “Voltage-controlled ON-OFF ferromagnetism at room temperature in a single metal oxide film”, </text:span><text:span text:style-name="T9">ACS Nano</text:span><text:span text:style-name="T2">, 12(10), 10291–10300 </text:span><text:span text:style-name="T5">(2018).</text:span><text:span text:style-name="T2"> </text:span><text:a xlink:type="simple" xlink:href="https://doi.org/10.1021/acsnano.8b05407" text:style-name="Internet_20_link" text:visited-style-name="Visited_20_Internet_20_Link"><text:span text:style-name="T6">https://doi.org/10.1021/acsnano.8b05407</text:span></text:a></text:p>
          </text:list-item>
          <text:list-item>
            <text:p text:style-name="P20"><text:span text:style-name="T2">D. A. Gilbert, A. J. Grutter, P. D. Murray, R. V. Chopdekar, A. M. Kane, A. L. Ionin, M. S. Lee, S. R. Spurgeon, B. J. Kirby, B. B. Maranville, A. T. N’Diaye, A. Mehta, E. Arenholz, K. Liu, Y. Takamura, and J. A. Borchers. “Ionic Tuning of Cobaltites at the Nanoscale”, </text:span><text:span text:style-name="T9">Phys. Rev. Mater.</text:span><text:span text:style-name="T2"> 2, 104402 (2018)</text:span><text:bookmark text:name="_GoBack"/><text:span text:style-name="T2">. </text:span><text:a xlink:type="simple" xlink:href="https://doi.org/10.1103/PhysRevMaterials.2.104402" text:style-name="Internet_20_link" text:visited-style-name="Visited_20_Internet_20_Link"><text:span text:style-name="T6">https://doi.org/10.1103/PhysRevMaterials.2.104402</text:span></text:a></text:p>
          </text:list-item>
          <text:list-item>
            <text:p text:style-name="P20"><text:span text:style-name="T2">L. Sun, C. Zhou, J. H. Liang, T. Xing, N. Lei, P. D. Murray, K. Liu, C. Won, and Y. Z. Wu. “Magnetization reversal in kagome artificial spin ice studied by first-order reversal curves”, </text:span><text:span text:style-name="T9">Physical Review B</text:span><text:span text:style-name="T2"> 96 (14), 144409 (2017). </text:span><text:a xlink:type="simple" xlink:href="https://doi.org/10.1103/PhysRevB.96.144409" text:style-name="Internet_20_link" text:visited-style-name="Visited_20_Internet_20_Link"><text:span text:style-name="T6">https://doi.org/10.1103/PhysRevB.96.144409</text:span></text:a></text:p>
          </text:list-item>
          <text:list-item>
            <text:p text:style-name="P20"><text:span text:style-name="T2">J. A. De Toro, M. Vasilakaki, S. S. Lee, M. S. Andersson, P. S. Normile, N. Yaacoub, P. D. Murray, E. H. Sánchez, P. Muniz, D. Peddis, R. Mathieu, K. Liu, J. Geshev, K. N. Trohidou, and J. Nogués. “Remanence plots as a probe of spin disorder in magnetic nanoparticles”, </text:span><text:span text:style-name="T9">Chemistry of Materials</text:span><text:span text:style-name="T2"> 29 (19), 8258-8268 (2017). </text:span><text:a xlink:type="simple" xlink:href="https://doi.org/10.1021/acs.chemmater.7b02522" text:style-name="Internet_20_link" text:visited-style-name="Visited_20_Internet_20_Link"><text:span text:style-name="T6">https://doi.org/10.1021/acs.chemmater.7b02522</text:span></text:a></text:p>
          </text:list-item>
          <text:list-item>
            <text:p text:style-name="P20"><text:span text:style-name="T2">Q. Zhang, P. D. Murray, L. You, C. Wan, X. Zhang, W. Li, U. Khan, J. Wang, K. Liu, and X. Han. “Magnetic fingerprint of interfacial coupling between CoFe and nanoscale ferroelectric domain walls”, </text:span><text:span text:style-name="T9">Applied Physics Letters</text:span><text:span text:style-name="T2"> 109 (8), 082906 (2016). </text:span><text:a xlink:type="simple" xlink:href="https://doi.org/10.1063/1.4961545" text:style-name="Internet_20_link" text:visited-style-name="Visited_20_Internet_20_Link"><text:span text:style-name="T6">https://doi.org/10.1063/1.4961545</text:span></text:a></text:p>
          </text:list-item>
        </text:list>
        <text:p text:style-name="P1"/>
        <text:p text:style-name="P8">Presentations</text:p>
        <text:list xml:id="list3236503441" text:style-name="WWNum3">
          <text:list-item>
            <text:p text:style-name="P23"><text:span text:style-name="T15">“Interfacial-Redox-Induced Tuning of Superconductivity in </text:span><text:span text:style-name="T2">YBa</text:span><text:span text:style-name="T17">2</text:span><text:span text:style-name="T2">Cu</text:span><text:span text:style-name="T17">3</text:span><text:span text:style-name="T2">O</text:span><text:span text:style-name="T17">7-</text:span><text:span text:style-name="T18">δ</text:span><text:span text:style-name="T12">”, </text:span><text:span text:style-name="T2">P. D. Murray, D. A. Gilbert, A. J. Grutter, B. J. Kirby, D. Hernandez-Maldonado, M. Varela, Z. E. Brubaker, R. V. Chopdekar, V. Taufour, R. Zieve, J. R. Jeffries, E. Arenholz, Y. Takamura, J. Borchers, and K. Liu, poster presentation. International Conference on Magnetism and Magnetic Materials, San Francisco, CA, 20 July 2018.</text:span></text:p>
          </text:list-item>
          <text:list-item>
            <text:p text:style-name="P16">“Topological Hall Effect in Planar Artificial Skyrmion Lattices”, P. D. Murray, Z. Chen, D. A. Gilbert, J. Zang, T. Stückler, K. Lenz, B. B. Maranville, J. Fassbender, H. Yu, J. Borchers, and K. Liu, poster presentation. Conference on Magnetism and Magnetic Materials, Pittsburgh, PA, 9 November 2017.</text:p>
          </text:list-item>
          <text:list-item>
            <text:p text:style-name="P16">“Complete Suppression of Magnetism in Gd/(La,Sr)CoO3 Films via Redox Design of Oxygen Distributions”, P. D. Murray, D. A. Gilbert, A. J. Grutter, A. L. Ionin, R. V. Chopdekar, A. T. N’Diaye, B. J. Kirby, B. B. Maranville, Y. Takamura, E. Arenholz, K. Liu, and J. Borchers. Conference on Magnetism and Magnetic Materials, New Orleans, LA, 2 October 2016.</text:p>
          </text:list-item>
          <text:list-item>
            <text:p text:style-name="P16">“Complete Suppression of Magnetism in Gd/(La,Sr)CoO3 Films via Redox Design of Oxygen Distributions”, P. D. Murray, D. A. Gilbert, A. J. Grutter, A. L. Ionin, R. V. Chopdekar, A. T. N’Diaye, B. J. Kirby, B. B. Maranville, Y. Takamura, E. Arenholz, K. Liu, and J. Borchers. APS meeting of the Far West Section, 29 October 2016.</text:p>
          </text:list-item>
          <text:list-item>
            <text:p text:style-name="P23"><text:span text:style-name="T2">“Interfacial Coupling of Ferroelectric Domain Walls and CoFe Investigated via First Order Reversal Curves”, Q. Zhang, P. D. Murray, L. You, C. Wan, X. Zhang, W. Li, U. Khan, J. Wang, K. Liu, and X. </text:span><text:soft-page-break/><text:span text:style-name="T2">Han, poster presentation. IEEE Magnetics Summer School, Tohoku University, Sendai, Japan, 11 July 2016.</text:span> </text:p>
          </text:list-item>
        </text:list>
        <text:p text:style-name="P11"/>
        <text:p text:style-name="P8">Additional Information</text:p>
        <text:list xml:id="list4128183785" text:style-name="WWNum5">
          <text:list-item>
            <text:p text:style-name="P17">Member of the American Physical Society (APS) and Institute of Electrical and Electronics Engineers (IEEE)</text:p>
          </text:list-item>
        </text:list>
        <text:p text:style-name="P1"/>
        <text:p text:style-name="P4">References Available Upon Reques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 svg:font-family="'Noto Sans Devanagari'" style:font-family-generic="swiss"/>
    <style:font-face style:name="Calibri" svg:font-family="Calibri" style:font-family-generic="roman" style:font-pitch="variable"/>
    <style:font-face style:name="LM Roman 10" svg:font-family="'LM Roman 10'" style:font-family-generic="roman" style:font-pitch="variable"/>
    <style:font-face style:name="LM Roman 12" svg:font-family="'LM Roman 12'"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imes New Roman"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Placeholder_20_Text" style:display-name="Placeholder Text" style:family="text" style:parent-style-name="Default_20_Paragraph_20_Font">
      <style:text-properties fo:color="#80808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0" style:display-name="ListLabel 10" style:family="text">
      <style:text-properties style:font-name="LM Roman 10" fo:font-family="'LM Roman 10'" style:font-family-generic="roman" style:font-pitch="variable" fo:font-weight="bold"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LM Roman 10" fo:font-family="'LM Roman 10'"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LM Roman 12" fo:font-family="'LM Roman 12'"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LM Roman 12" fo:font-family="'LM Roman 12'" style:font-family-generic="roman" style:font-pitch="variable"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dmurray</meta:initial-creator>
    <meta:editing-cycles>88</meta:editing-cycles>
    <meta:print-date>2018-09-29T20:38:00</meta:print-date>
    <meta:creation-date>2018-06-09T18:24:00</meta:creation-date>
    <dc:date>2019-06-26T12:07:30.560761527</dc:date>
    <dc:language>en-US</dc:language>
    <meta:editing-duration>PT4H10M30S</meta:editing-duration>
    <meta:generator>LibreOffice/6.2.4.2.0$Linux_X86_64 LibreOffice_project/20$Build-2</meta:generator>
    <meta:document-statistic meta:table-count="0" meta:image-count="0" meta:object-count="0" meta:page-count="3" meta:paragraph-count="44" meta:word-count="957" meta:character-count="6562" meta:non-whitespace-character-count="55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